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236c" officeooo:paragraph-rsid="0019236c"/>
    </style:style>
    <style:style style:name="P2" style:family="paragraph" style:parent-style-name="Standard">
      <style:text-properties style:font-name="monospace" fo:font-size="13.5pt"/>
    </style:style>
    <style:style style:name="P3" style:family="paragraph" style:parent-style-name="Standard">
      <style:text-properties style:font-name="sans-serif" fo:font-size="13.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t contains the value of the array from the first value to the array length, where ret is the maximum value of the array. No the max function does not enforce this loop invariant properly because it changes ret's value to the next value of the array when ret is greater than the next value. It returns the minumum instead.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3:26:27.160159769</meta:creation-date>
    <dc:date>2017-02-14T13:36:29.370314136</dc:date>
    <meta:editing-duration>PT10M2S</meta:editing-duration>
    <meta:editing-cycles>1</meta:editing-cycles>
    <meta:document-statistic meta:table-count="0" meta:image-count="0" meta:object-count="0" meta:page-count="1" meta:paragraph-count="1" meta:word-count="60" meta:character-count="324" meta:non-whitespace-character-count="264"/>
    <meta:generator>LibreOffice/4.3.3.2$Linux_X86_64 LibreOffice_project/430m0$Build-2</meta:generator>
  </office:meta>
</office:document-meta>
</file>